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0pt" fo:language="de" fo:country="DE" style:font-size-asian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master-page-name="Standard">
      <style:paragraph-properties style:page-number="auto"/>
      <style:text-properties fo:language="en" fo:country="GB" style:language-asian="none" style:country-asian="none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0.001cm"/>
        </style:tab-stops>
      </style:paragraph-properties>
      <style:text-properties fo:font-variant="small-caps" style:font-name="Comic Sans MS" fo:font-size="9pt" fo:font-weight="bold" fo:background-color="#c0c0c0" style:font-size-asian="9pt" style:font-weight-asian="bold" style:font-size-complex="9pt"/>
    </style:style>
    <style:style style:name="P7" style:family="paragraph" style:parent-style-name="Footer">
      <style:paragraph-properties fo:text-align="justify" style:justify-single-word="false">
        <style:tab-stops>
          <style:tab-stop style:position="13.252cm" style:leader-style="solid" style:leader-text="-"/>
          <style:tab-stop style:position="28.755cm" style:leader-style="solid" style:leader-text="-"/>
        </style:tab-stops>
      </style:paragraph-properties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T1" style:family="text">
      <style:text-properties style:font-name="Comic Sans MS" fo:font-size="10pt" style:font-size-asian="10pt"/>
    </style:style>
    <style:style style:name="T2" style:family="text">
      <style:text-properties style:font-name="Comic Sans MS"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T3" style:family="text">
      <style:text-properties style:font-name="Comic Sans MS" fo:font-size="10pt" fo:font-weight="bold" style:font-size-asian="10pt" style:font-weight-asian="bold" style:font-weight-complex="bold"/>
    </style:style>
    <style:style style:name="T4" style:family="text">
      <style:text-properties style:font-name="Comic Sans MS" fo:font-size="10pt" fo:language="de" fo:country="DE" style:font-size-asian="10pt"/>
    </style:style>
    <style:style style:name="T5" style:family="text">
      <style:text-properties style:font-name="Comic Sans MS" fo:font-weight="bold" style:font-weight-asian="bold" style:font-weight-complex="bold"/>
    </style:style>
    <style:style style:name="T6" style:family="text">
      <style:text-properties style:font-name="Comic Sans MS" fo:font-size="8pt" style:font-size-asian="8pt"/>
    </style:style>
    <style:style style:name="T7" style:family="text">
      <style:text-properties style:font-name="Comic Sans MS" fo:font-size="9pt" style:font-size-asian="9pt" style:font-size-complex="9pt"/>
    </style:style>
    <style:style style:name="T8" style:family="text">
      <style:text-properties style:text-position="sub 58%" style:font-name="Comic Sans MS" fo:font-size="10pt" style:font-size-asian="10pt"/>
    </style:style>
    <style:style style:name="T9" style:family="text">
      <style:text-properties style:text-position="sub 58%" style:font-name="Comic Sans MS" fo:font-weight="bold" style:font-weight-asian="bold" style:font-weight-complex="bold"/>
    </style:style>
    <style:style style:name="T10" style:family="text">
      <style:text-properties style:text-position="sub 58%" style:font-name="Symbol" fo:font-size="10pt" style:font-size-asian="10pt"/>
    </style:style>
    <style:style style:name="T11" style:family="text">
      <style:text-properties style:font-name="Symbol" fo:font-size="10pt" style:font-size-asian="10pt"/>
    </style:style>
    <style:style style:name="T12" style:family="text">
      <style:text-properties style:text-position="super 58%" style:font-name="Comic Sans MS" fo:font-weight="bold" style:font-weight-asian="bold" style:font-weight-complex="bold"/>
    </style:style>
    <style:style style:name="T13" style:family="text">
      <style:text-properties style:text-position="super 58%" style:font-name="Comic Sans MS" fo:font-size="10pt" style:font-size-asian="10pt"/>
    </style:style>
    <style:style style:name="T14" style:family="text">
      <style:text-properties style:text-position="super 58%" style:font-name="Comic Sans MS" fo:font-size="10pt" fo:language="de" fo:country="DE" style:font-size-asian="10pt"/>
    </style:style>
    <style:style style:name="T15" style:family="text">
      <style:text-properties fo:language="de" fo:country="DE"/>
    </style:style>
    <style:style style:name="T16" style:family="text">
      <style:text-properties fo:color="#008000" style:font-name="Comic Sans MS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8000" style:text-position="sub 58%" style:font-name="Comic Sans MS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small-caps" style:font-name="Comic Sans MS" fo:font-size="9pt" fo:font-weight="bold" style:font-size-asian="9pt" style:font-weight-asian="bold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63cm" fo:padding-right="0.263cm" fo:padding-top="0.136cm" fo:padding-bottom="0.136cm" fo:border="0.018cm solid #000000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draw:stroke="solid" svg:stroke-width="0.062cm" svg:stroke-color="#000000" draw:stroke-linejoin="miter" draw:fill="solid" draw:fill-color="#000000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5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6" style:family="graphic">
      <style:graphic-properties draw:stroke="solid" svg:stroke-width="0.044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7" style:family="graphic">
      <style:graphic-properties draw:stroke="solid" svg:stroke-width="0.079cm" svg:stroke-color="#008000" draw:stroke-linejoin="miter" draw:fill="gradient" draw:fill-color="#ccffcc" draw:fill-gradient-name="Gradient_20_7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79cm" svg:stroke-color="#008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79cm" svg:stroke-color="#008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rame1" text:anchor-type="char" svg:x="20.052cm" svg:y="6.909cm" svg:width="2.221cm" svg:height="0.951cm" draw:z-index="32"><draw:text-box><text:p text:style-name="Standard"><text:span text:style-name="T1">n</text:span><text:span text:style-name="T8">A</text:span><text:span text:style-name="T1">=[A]</text:span><text:span text:style-name="T11"></text:span><text:span text:style-name="T1">V</text:span></text:p></draw:text-box></draw:frame><draw:frame draw:style-name="fr1" draw:name="Frame2" text:anchor-type="char" svg:x="23.227cm" svg:y="7.544cm" svg:width="2.538cm" svg:height="0.951cm" draw:z-index="31"><draw:text-box><text:p text:style-name="Standard"><text:span text:style-name="T1">[A] = n</text:span><text:span text:style-name="T8">A </text:span><text:span text:style-name="T1">/ V</text:span></text:p></draw:text-box></draw:frame><draw:frame draw:style-name="fr1" draw:name="Frame3" text:anchor-type="char" svg:x="18.147cm" svg:y="11.991cm" svg:width="2.538cm" svg:height="0.951cm" draw:z-index="30"><draw:text-box><text:p text:style-name="Standard"><text:span text:style-name="T1">m</text:span><text:span text:style-name="T8">A</text:span><text:span text:style-name="T1">=n</text:span><text:span text:style-name="T8">A</text:span><text:span text:style-name="T10"></text:span><text:span text:style-name="T1">M</text:span><text:span text:style-name="T8">A</text:span></text:p></draw:text-box></draw:frame><draw:frame draw:style-name="fr1" draw:name="Frame4" text:anchor-type="char" svg:x="21.322cm" svg:y="11.673cm" svg:width="1.903cm" svg:height="1.268cm" draw:z-index="29"><draw:text-box><text:p text:style-name="Standard"><text:span text:style-name="T1">n</text:span><text:span text:style-name="T8">A</text:span><text:span text:style-name="T1">=</text:span></text:p></draw:text-box></draw:frame><draw:frame draw:style-name="fr1" draw:name="Frame5" text:anchor-type="char" svg:x="9.255cm" svg:y="11.038cm" svg:width="3.808cm" svg:height="1.268cm" draw:z-index="28"><draw:text-box><text:p text:style-name="Standard"><text:span text:style-name="T1">V</text:span><text:span text:style-name="T8">A</text:span><text:span text:style-name="T1">= = </text:span></text:p></draw:text-box></draw:frame><draw:frame draw:style-name="fr1" draw:name="Frame6" text:anchor-type="char" svg:x="11.16cm" svg:y="13.261cm" svg:width="3.493cm" svg:height="1.586cm" draw:z-index="27"><draw:text-box><text:p text:style-name="Standard"><text:span text:style-name="T1">n</text:span><text:span text:style-name="T8">A</text:span><text:span text:style-name="T1">= = </text:span></text:p></draw:text-box></draw:frame><draw:frame draw:style-name="fr1" draw:name="Frame7" text:anchor-type="char" svg:x="16.565cm" svg:y="5.322cm" svg:width="2.856cm" svg:height="1.268cm" draw:z-index="26"><draw:text-box><text:p text:style-name="Standard"><text:span text:style-name="T1">V</text:span><text:span text:style-name="T8">A</text:span><text:span text:style-name="T1">=</text:span></text:p></draw:text-box></draw:frame><draw:frame draw:style-name="fr1" draw:name="Frame8" text:anchor-type="char" svg:x="13.7cm" svg:y="5.322cm" svg:width="2.54cm" svg:height="1.268cm" draw:z-index="25"><draw:text-box><text:p text:style-name="Standard"><text:span text:style-name="T1">n</text:span><text:span text:style-name="T8">A</text:span><text:span text:style-name="T1">=</text:span></text:p></draw:text-box></draw:frame><draw:frame draw:style-name="fr1" draw:name="Frame9" text:anchor-type="char" svg:x="9.573cm" svg:y="8.179cm" svg:width="2.221cm" svg:height="1.268cm" draw:z-index="24"><draw:text-box><text:p text:style-name="Standard"><text:span text:style-name="T1">n</text:span><text:span text:style-name="T8">A</text:span><text:span text:style-name="T1">= </text:span></text:p></draw:text-box></draw:frame><draw:frame draw:style-name="fr1" draw:name="Frame10" text:anchor-type="char" svg:x="10.843cm" svg:y="6.274cm" svg:width="2.221cm" svg:height="0.951cm" draw:z-index="23"><draw:text-box><text:p text:style-name="Standard"><text:span text:style-name="T1"><text:s/>V</text:span><text:span text:style-name="T8">A</text:span><text:span text:style-name="T1">=n</text:span><text:span text:style-name="T8">A</text:span><text:span text:style-name="T10"></text:span><text:span text:style-name="T1">V</text:span><text:span text:style-name="T8">m</text:span></text:p></draw:text-box></draw:frame><draw:line text:anchor-type="char" draw:z-index="22" draw:style-name="gr9" draw:text-style-name="P8" svg:x1="21.267cm" svg:y1="9.391cm" svg:x2="25.499cm" svg:y2="6.288cm"><text:p/></draw:line><draw:line text:anchor-type="char" draw:z-index="21" draw:style-name="gr10" draw:text-style-name="P8" svg:x1="23.665cm" svg:y1="6.288cm" svg:x2="20.068cm" svg:y2="8.756cm"><text:p/></draw:line><draw:frame draw:style-name="fr2" draw:name="Frame11" text:anchor-type="char" svg:x="19.574cm" svg:y="0.538cm" svg:width="7.618cm" svg:height="1.974cm" draw:z-index="20"><draw:text-box><text:p text:style-name="Standard"><text:span text:style-name="T2">Donnée</text:span><text:span text:style-name="T1"> : volume de la </text:span><text:span text:style-name="T3">solution</text:span><text:span text:style-name="T1"> V (L)</text:span></text:p><text:p text:style-name="Standard"/><text:p text:style-name="Standard"><text:span text:style-name="T2">Formule :</text:span><text:span text:style-name="T1"> [A] = n</text:span><text:span text:style-name="T8">A </text:span><text:span text:style-name="T1">/ V</text:span></text:p></draw:text-box></draw:frame><draw:frame draw:style-name="fr3" draw:name="Frame12" text:anchor-type="char" svg:x="21.184cm" svg:y="3.03cm" svg:width="4.821cm" svg:height="3.339cm" draw:z-index="19"><draw:text-box><text:p text:style-name="P2">SOLUTION AQUEUSE</text:p><text:p text:style-name="P2">Espèce A en solution</text:p><text:p text:style-name="P1"><text:span text:style-name="T5">concentration [A] (mol.L</text:span><text:span text:style-name="T12">-1</text:span><text:span text:style-name="T5">)</text:span></text:p></draw:text-box></draw:frame><draw:frame draw:style-name="fr2" draw:name="Frame13" text:anchor-type="char" svg:x="2.886cm" svg:y="0.573cm" svg:width="10.017cm" svg:height="4.112cm" draw:z-index="18"><draw:text-box><text:p text:style-name="P4"><text:span text:style-name="T2">Données</text:span><text:span text:style-name="T1"> : pression p (Pa), température T (kelvin K) </text:span></text:p><text:p text:style-name="P4"><text:span text:style-name="T1">et constante des gaz parfaits R = 8,314 Pa.m</text:span><text:span text:style-name="T13">3</text:span><text:span text:style-name="T1">.K</text:span><text:span text:style-name="T13">-1</text:span><text:span text:style-name="T1">.mol</text:span><text:span text:style-name="T13">-1</text:span><text:span text:style-name="T1"> </text:span></text:p><text:p text:style-name="Standard"/><text:p text:style-name="Standard"><text:span text:style-name="T2">Formule loi des gaz parfaits :</text:span><text:span text:style-name="T1"> p</text:span><text:span text:style-name="T11"></text:span><text:span text:style-name="T1">V=n</text:span><text:span text:style-name="T11"></text:span><text:span text:style-name="T1">R</text:span><text:span text:style-name="T11"></text:span><text:span text:style-name="T1">T</text:span></text:p><text:p text:style-name="Standard"/><text:p text:style-name="Standard"><text:span text:style-name="T4">1 bar = 10</text:span><text:span text:style-name="T14">5</text:span><text:span text:style-name="T4"> Pa</text:span></text:p><text:p text:style-name="P3">T(K) = T(°C)+273,15</text:p></draw:text-box></draw:frame><draw:line text:anchor-type="char" draw:z-index="17" draw:style-name="gr9" draw:text-style-name="P8" svg:x1="18.056cm" svg:y1="8.439cm" svg:x2="16.117cm" svg:y2="3.572cm"><text:p/></draw:line><draw:line text:anchor-type="char" draw:z-index="16" draw:style-name="gr10" draw:text-style-name="P8" svg:x1="14.741cm" svg:y1="3.572cm" svg:x2="16.856cm" svg:y2="8.544cm"><text:p/></draw:line><draw:frame draw:style-name="fr3" draw:name="Frame14" text:anchor-type="char" svg:x="12.151cm" svg:y="1.866cm" svg:width="5.105cm" svg:height="1.681cm" draw:z-index="15"><draw:text-box><text:p text:style-name="P2">GAZ</text:p><text:p text:style-name="P1"><text:span text:style-name="T5">volume V</text:span><text:span text:style-name="T9">A</text:span><text:span text:style-name="T5"> (m</text:span><text:span text:style-name="T12">3</text:span><text:span text:style-name="T5">)</text:span></text:p></draw:text-box></draw:frame><draw:line text:anchor-type="char" draw:z-index="14" draw:style-name="gr11" draw:text-style-name="P8" svg:x1="7.96cm" svg:y1="6.465cm" svg:x2="16.109cm" svg:y2="8.58cm"><text:p/></draw:line><draw:line text:anchor-type="char" draw:z-index="13" draw:style-name="gr10" draw:text-style-name="P8" svg:x1="7.966cm" svg:y1="7.664cm" svg:x2="14.492cm" svg:y2="9.285cm"><text:p/></draw:line><draw:frame draw:style-name="fr2" draw:name="Frame15" text:anchor-type="char" svg:x="0.683cm" svg:y="8.221cm" svg:width="9.206cm" svg:height="2.815cm" draw:z-index="12"><draw:text-box><text:p text:style-name="Standard"><text:span text:style-name="T2">Donnée</text:span><text:span text:style-name="T1"> : volume molaire V</text:span><text:span text:style-name="T8">m</text:span><text:span text:style-name="T1"> (L.mol</text:span><text:span text:style-name="T13">-1</text:span><text:span text:style-name="T1">)</text:span></text:p><text:p text:style-name="Standard"/><text:p text:style-name="Standard"><text:span text:style-name="T2">Formule : </text:span><text:span text:style-name="T1"><text:s/>V = n</text:span><text:span text:style-name="T11"></text:span><text:span text:style-name="T1">V</text:span><text:span text:style-name="T8">m</text:span></text:p><text:p text:style-name="Standard"/><text:p text:style-name="Standard"><text:span text:style-name="T1">A T = 0°C et p = 1,013</text:span><text:span text:style-name="T11"></text:span><text:span text:style-name="T1">10</text:span><text:span text:style-name="T13">5</text:span><text:span text:style-name="T1"> Pa alors Vm = 22,4 L.mol</text:span><text:span text:style-name="T13">-1</text:span></text:p><text:p text:style-name="Standard"><text:span text:style-name="T1">A T = 20°C et p = 1,013</text:span><text:span text:style-name="T11"></text:span><text:span text:style-name="T1">10</text:span><text:span text:style-name="T13">5</text:span><text:span text:style-name="T1"> Pa alors Vm = 24 L.mol</text:span><text:span text:style-name="T13">-1</text:span></text:p></draw:text-box></draw:frame><draw:frame draw:style-name="fr3" draw:name="Frame16" text:anchor-type="char" svg:x="3.508cm" svg:y="5.981cm" svg:width="4.468cm" svg:height="1.787cm" draw:z-index="11"><draw:text-box><text:p text:style-name="P2">GAZ</text:p><text:p text:style-name="P1"><text:span text:style-name="T5">volume V</text:span><text:span text:style-name="T9">A</text:span><text:span text:style-name="T5"> (L)</text:span></text:p></draw:text-box></draw:frame><draw:line text:anchor-type="char" draw:z-index="10" draw:style-name="gr9" draw:text-style-name="P8" svg:x1="14.281cm" svg:y1="10.058cm" svg:x2="8.213cm" svg:y2="13.831cm"><text:p/></draw:line><draw:line text:anchor-type="char" draw:z-index="9" draw:style-name="gr10" draw:text-style-name="P8" svg:x1="8.354cm" svg:y1="15.743cm" svg:x2="15.692cm" svg:y2="11.053cm"><text:p/></draw:line><draw:frame draw:style-name="fr2" draw:name="Frame17" text:anchor-type="char" svg:x="1.58cm" svg:y="15.984cm" svg:width="8.5cm" svg:height="2.82cm" draw:z-index="8"><draw:text-box><text:p text:style-name="P4"><text:span text:style-name="T2">Données</text:span><text:span text:style-name="T1"> :masse molaire M</text:span><text:span text:style-name="T8">A</text:span><text:span text:style-name="T1"> (g.mol</text:span><text:span text:style-name="T13">-1</text:span><text:span text:style-name="T1">) et masse volumique </text:span><text:span text:style-name="T11"></text:span><text:span text:style-name="T8">A</text:span><text:span text:style-name="T1"> (g.L</text:span><text:span text:style-name="T13">-1</text:span><text:span text:style-name="T1">)</text:span></text:p><text:p text:style-name="Standard"><text:span text:style-name="T2">Formules</text:span><text:span text:style-name="T1">: m=n</text:span><text:span text:style-name="T11"></text:span><text:span text:style-name="T1">M et </text:span><text:span text:style-name="T11"></text:span><text:span text:style-name="T1"> = </text:span></text:p><text:p text:style-name="Standard"/></draw:text-box></draw:frame><draw:frame draw:style-name="fr3" draw:name="Frame18" text:anchor-type="char" svg:x="2.574cm" svg:y="13.679cm" svg:width="5.754cm" svg:height="2.245cm" draw:z-index="7"><draw:text-box><text:p text:style-name="P2">LIQUIDE PUR</text:p><text:p text:style-name="P2">SOLIDE</text:p><text:p text:style-name="P1"><text:span text:style-name="T5">volume V</text:span><text:span text:style-name="T9">A</text:span><text:span text:style-name="T5"> (L)</text:span></text:p></draw:text-box></draw:frame><draw:line text:anchor-type="char" draw:z-index="6" draw:style-name="gr9" draw:text-style-name="P8" svg:x1="19.08cm" svg:y1="11.229cm" svg:x2="20.736cm" svg:y2="13.908cm"><text:p/></draw:line><draw:line text:anchor-type="char" draw:z-index="5" draw:style-name="gr8" draw:text-style-name="P8" svg:x1="20.526cm" svg:y1="10.806cm" svg:x2="22.465cm" svg:y2="13.909cm"><text:p/></draw:line><draw:frame draw:style-name="fr2" draw:name="Frame19" text:anchor-type="char" svg:x="17.829cm" svg:y="16.796cm" svg:width="9.206cm" svg:height="2.256cm" draw:z-index="4"><draw:text-box><text:p text:style-name="Standard"><text:span text:style-name="T2">Donnée</text:span><text:span text:style-name="T1"> : masse molaire M</text:span><text:span text:style-name="T8">A</text:span><text:span text:style-name="T1"> (g.mol</text:span><text:span text:style-name="T13">-1</text:span><text:span text:style-name="T1">) </text:span><text:span text:style-name="T6"> classification périodique pour masses molaires atomiques</text:span></text:p><text:p text:style-name="Standard"/><text:p text:style-name="Standard"><text:span text:style-name="T2">Formule </text:span><text:span text:style-name="T1">: m=n</text:span><text:span text:style-name="T11"></text:span><text:span text:style-name="T1">M</text:span></text:p></draw:text-box></draw:frame><draw:frame draw:style-name="fr3" draw:name="Frame20" text:anchor-type="char" svg:x="19.914cm" svg:y="13.785cm" svg:width="4.186cm" svg:height="2.88cm" draw:z-index="3"><draw:text-box><text:p text:style-name="P2">SOLIDE</text:p><text:p text:style-name="P2">LIQUIDE</text:p><text:p text:style-name="P2">GAZ</text:p><text:p text:style-name="P1"><text:span text:style-name="T5">masse m</text:span><text:span text:style-name="T9">A</text:span><text:span text:style-name="T5"> (g)</text:span></text:p></draw:text-box></draw:frame><draw:frame draw:style-name="fr2" draw:name="Frame21" text:anchor-type="char" svg:x="14cm" svg:y="9.139cm" svg:width="7.689cm" svg:height="1.517cm" draw:z-index="2"><draw:text-box><text:p text:style-name="P1"><text:span text:style-name="T16">QUANTITE DE MATIERE n</text:span><text:span text:style-name="T17">A</text:span><text:span text:style-name="T16"> (mol)</text:span></text:p></draw:text-box></draw:frame><draw:custom-shape text:anchor-type="char" draw:z-index="1" draw:style-name="gr7" draw:text-style-name="P9" svg:width="7.196cm" svg:height="2.752cm" svg:x="14.247cm" svg:y="8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ccffcc" draw:end-color="#ffffff" draw:start-intensity="100%" draw:end-intensity="100%" draw:angle="0" draw:border="0%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Comic Sans MS"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fo:color="#008000" fo:font-size="16pt" fo:font-weight="bold" style:font-size-asian="16pt" style:font-weight-asian="bold" style:font-weight-complex="bold"/>
    </style:style>
    <style:style style:name="Corps_20_de_20_texte_20_2" style:display-name="Corps de texte 2" style:family="paragraph" style:parent-style-name="Standard">
      <style:text-properties fo:font-size="16pt" fo:font-weight="bold" style:font-size-asian="16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0.001cm"/>
        </style:tab-stops>
      </style:paragraph-properties>
      <style:text-properties fo:font-variant="small-caps" style:font-name="Comic Sans MS" fo:font-size="9pt" fo:font-weight="bold" fo:background-color="#c0c0c0" style:font-size-asian="9pt" style:font-weight-asian="bold" style:font-size-complex="9pt"/>
    </style:style>
    <style:style style:name="MP2" style:family="paragraph" style:parent-style-name="Footer">
      <style:paragraph-properties fo:text-align="justify" style:justify-single-word="false">
        <style:tab-stops>
          <style:tab-stop style:position="13.252cm" style:leader-style="solid" style:leader-text="-"/>
          <style:tab-stop style:position="28.755cm" style:leader-style="solid" style:leader-text="-"/>
        </style:tab-stops>
      </style:paragraph-properties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T1" style:family="text">
      <style:text-properties style:font-name="Comic Sans MS" fo:font-size="9pt" style:font-size-asian="9pt" style:font-size-complex="9pt"/>
    </style:style>
    <style:style style:name="MT2" style:family="text">
      <style:text-properties fo:font-variant="small-caps" style:font-name="Comic Sans MS" fo:font-size="9pt" fo:font-weight="bold" style:font-size-asian="9pt" style:font-weight-asian="bold" style:font-size-complex="9pt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3" style:family="graphic">
      <style:graphic-properties draw:stroke="solid" svg:stroke-width="0.062cm" svg:stroke-color="#000000" draw:stroke-linejoin="miter" draw:fill="solid" draw:fill-color="#000000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Mgr6" style:family="graphic">
      <style:graphic-properties draw:stroke="solid" svg:stroke-width="0.044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page-layout style:name="Mpm1">
      <style:page-layout-properties fo:page-width="29.699cm" fo:page-height="20.999cm" style:num-format="1" style:print-orientation="landscape" fo:margin-top="1.251cm" fo:margin-bottom="1.251cm" fo:margin-left="0.501cm" fo:margin-right="0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le et Formules</text:p>
      </style:header>
      <style:footer>
        <text:p text:style-name="MP2"><draw:g text:anchor-type="char" draw:z-index="0" draw:style-name="Mgr1"><draw:line draw:style-name="Mgr2" draw:text-style-name="MP3" svg:x1="14.129cm" svg:y1="0.92cm" svg:x2="14.956cm" svg:y2="0.92cm"><text:p/></draw:line><draw:custom-shape draw:style-name="Mgr3" draw:text-style-name="MP4" svg:width="0.202cm" svg:height="0.276cm" svg:x="13.891cm" svg:y="1.016cm"><text:p/><draw:enhanced-geometry svg:viewBox="0 0 21600 21600" draw:type="rectangle" draw:enhanced-path="M 0 0 L 21600 0 21600 21600 0 21600 0 0 Z N"/></draw:custom-shape><draw:line draw:style-name="Mgr4" draw:text-style-name="MP3" svg:x1="14.109cm" svg:y1="1.014cm" svg:x2="14.869cm" svg:y2="1.293cm"><text:p/></draw:line><draw:line draw:style-name="Mgr2" draw:text-style-name="MP3" svg:x1="13.875cm" svg:y1="0.587cm" svg:x2="14.963cm" svg:y2="0.589cm"><text:p/></draw:line><draw:custom-shape draw:style-name="Mgr3" draw:text-style-name="MP4" svg:width="0.317cm" svg:height="0.324cm" draw:transform="rotate (-1.57079632679579) translate (14.8007916666667cm 0.597958333333333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Mgr3" draw:text-style-name="MP4" svg:width="0.317cm" svg:height="0.641cm" draw:transform="rotate (-1.57079632679579) translate (14.8378333333333cm 0.596194444444445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Mgr5" draw:text-style-name="MP4" svg:width="0.311cm" svg:height="0.167cm" svg:x="14.681cm" svg:y="0.393cm"><text:p/><draw:enhanced-geometry svg:viewBox="0 0 21600 21600" draw:type="rectangle" draw:enhanced-path="M 0 0 L 21600 0 21600 21600 0 21600 0 0 Z N"/></draw:custom-shape><draw:custom-shape draw:style-name="Mgr6" draw:text-style-name="MP4" svg:width="1.438cm" svg:height="0.914cm" svg:x="13.769cm" svg:y="0.46cm"><text:p/><draw:enhanced-geometry svg:viewBox="0 0 21600 21600" draw:type="rectangle" draw:enhanced-path="M 0 0 L 21600 0 21600 21600 0 21600 0 0 Z N"/></draw:custom-shape><draw:line draw:style-name="Mgr4" draw:text-style-name="MP3" svg:x1="14.141cm" svg:y1="0.924cm" svg:x2="14.82cm" svg:y2="1.173cm"><text:p/></draw:line><draw:custom-shape draw:style-name="Mgr5" draw:text-style-name="MP4" svg:width="0.311cm" svg:height="0.167cm" svg:x="14.771cm" svg:y="0.949cm"><text:p/><draw:enhanced-geometry svg:viewBox="0 0 21600 21600" draw:type="rectangle" draw:enhanced-path="M 0 0 L 21600 0 21600 21600 0 21600 0 0 Z N"/></draw:custom-shape><draw:custom-shape draw:style-name="Mgr5" draw:text-style-name="MP4" svg:width="0.149cm" svg:height="0.149cm" svg:x="14.813cm" svg:y="1.067cm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draw:style-name="Mgr3" draw:text-style-name="MP4" svg:width="0.174cm" svg:height="0.274cm" svg:x="14.878cm" svg:y="1.023cm"><text:p/><draw:enhanced-geometry svg:viewBox="0 0 21600 21600" draw:type="rectangle" draw:enhanced-path="M 0 0 L 21600 0 21600 21600 0 21600 0 0 Z N"/></draw:custom-shape></draw:g><text:span text:style-name="MT1"><text:tab/></text:span><text:span text:style-name="MT2">Physique-Chimie</text:span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 masse m en g de solide à peser est telle que m = C×V×M</dc:title>
    <meta:initial-creator>GD</meta:initial-creator>
    <meta:creation-date>2008-05-26T19:26:00</meta:creation-date>
    <dc:creator>Laurent Abbal</dc:creator>
    <dc:date>2009-06-24T16:40:00</dc:date>
    <meta:editing-cycles>2</meta:editing-cycles>
    <meta:editing-duration>PT52113H31M44S</meta:editing-duration>
    <meta:document-statistic meta:table-count="0" meta:image-count="0" meta:object-count="0" meta:page-count="1" meta:paragraph-count="42" meta:word-count="194" meta:character-count="872"/>
    <meta:generator>OpenOffice.org/3.0$Win32 OpenOffice.org_project/300m9$Build-9358</meta:generator>
  </office:meta>
</office:document-meta>
</file>